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14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909cm"/>
    </style:style>
    <style:style style:name="co6" style:family="table-column">
      <style:table-column-properties fo:break-before="auto" style:column-width="1.22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]);0;IF([.B2]=[.C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]);0;IF([.B3]=[.C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4]);0;IF([.B4]=[.C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6]);0;IF([.B6]=[.C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8]);0;IF([.B8]=[.C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9]);0;IF([.B9]=[.C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0]);0;IF([.B10]=[.C1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1]);0;IF([.B11]=[.C1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2]);0;IF([.B12]=[.C1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5]);0;IF([.B15]=[.C1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6]);0;IF([.B16]=[.C1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7]);0;IF([.B17]=[.C1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8]);0;IF([.B18]=[.C1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9]);0;IF([.B19]=[.C1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0]);0;IF([.B20]=[.C2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2]);0;IF([.B22]=[.C2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3]);0;IF([.B23]=[.C2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6]);0;IF([.B26]=[.C26];1;0))" office:value-type="float" office:value="1">
            <text:p>1</text:p>
          </table:table-cell>
        </table:table-row>
        <table:table-row table:style-name="ro1">
          <table:table-cell/>
          <table:table-cell/>
          <table:table-cell office:value-type="string">
            <text:p>b</text:p>
          </table:table-cell>
          <table:table-cell table:formula="of:=IF(ISBLANK([.B27]);0;IF([.B27]=[.C27];1;0))" office:value-type="float" office:value="0">
            <text:p>0</text:p>
          </table:table-cell>
        </table:table-row>
        <table:table-row table:style-name="ro1">
          <table:table-cell/>
          <table:table-cell/>
          <table:table-cell office:value-type="string">
            <text:p>a</text:p>
          </table:table-cell>
          <table:table-cell table:formula="of:=IF(ISBLANK([.B28]);0;IF([.B28]=[.C28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9]);0;IF([.B29]=[.C2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0]);0;IF([.B30]=[.C3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1]);0;IF([.B31]=[.C3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2]);0;IF([.B32]=[.C32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ISBLANK([.B33]);0;IF([.B33]=[.C33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 table:formula="of:=IF(ISBLANK([.B34]);0;IF([.B34]=[.C34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5]);0;IF([.B35]=[.C3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6]);0;IF([.B36]=[.C3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7]);0;IF([.B37]=[.C3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38]);0;IF([.B38]=[.C3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9]);0;IF([.B39]=[.C3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0]);0;IF([.B40]=[.C4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41]);0;IF([.B41]=[.C41];1;0))" office:value-type="float" office:value="1">
            <text:p>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COUNTA([.B2:.B41])" office:value-type="float" office:value="38">
            <text:p>38</text:p>
          </table:table-cell>
          <table:table-cell table:formula="of:=COUNTA([.C2:.C41])" office:value-type="float" office:value="40">
            <text:p>40</text:p>
          </table:table-cell>
          <table:table-cell table:formula="of:=SUM([.D1:.D41])" office:value-type="float" office:value="36">
            <text:p>36</text:p>
          </table:table-cell>
        </table:table-row>
      </table:table>
      <table:table table:name="2I Analogy VR" table:style-name="ta1" table:print="false">
        <table:table-column table:style-name="co1" table:number-columns-repeated="4" table:default-cell-style-name="Default"/>
        <table:table-row table:style-name="ro1" table:visibility="collapse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</table:table-row>
        <table:table-row table:style-name="ro1" table:number-rows-repeated="57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table:formula="of:=COUNTA([.B2:.B100])" office:value-type="float" office:value="18">
            <text:p>18</text:p>
          </table:table-cell>
          <table:table-cell table:number-columns-repeated="2"/>
        </table:table-row>
      </table:table>
      <table:table table:name="2M Analogy VR" table:style-name="ta1" table:print="false">
        <table:table-column table:style-name="co1" table:number-columns-repeated="2" table:default-cell-style-name="Default"/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 table:formula="of:=COUNTA([.B32:.B100])" office:value-type="float" office:value="42">
            <text:p>42</text:p>
          </table:table-cell>
        </table:table-row>
      </table:table>
      <table:table table:name="Logic 1C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]);0;IF([.B2]=[.C2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]);0;IF([.B3]=[.C3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]);0;IF([.B4]=[.C4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6]);0;IF([.B6]=[.C6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8]);0;IF([.B8]=[.C8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9]);0;IF([.B9]=[.C9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0]);0;IF([.B10]=[.C10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1]);0;IF([.B11]=[.C11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2]);0;IF([.B12]=[.C12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4]);0;IF([.B14]=[.C14];1;0)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ISBLANK([.B15]);0;IF([.B15]=[.C15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6]);0;IF([.B16]=[.C16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7]);0;IF([.B17]=[.C17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8]);0;IF([.B18]=[.C18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9]);0;IF([.B19]=[.C19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20]);0;IF([.B20]=[.C20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2]);0;IF([.B22]=[.C22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3]);0;IF([.B23]=[.C23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4]);0;IF([.B24]=[.C24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26]);0;IF([.B26]=[.C26];1;0)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ISBLANK([.B27]);0;IF([.B27]=[.C27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28]);0;IF([.B28]=[.C28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29]);0;IF([.B29]=[.C29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0]);0;IF([.B30]=[.C30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1]);0;IF([.B31]=[.C31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2]);0;IF([.B32]=[.C32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3]);0;IF([.B33]=[.C33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4]);0;IF([.B34]=[.C34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5]);0;IF([.B35]=[.C35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6]);0;IF([.B36]=[.C36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7]);0;IF([.B37]=[.C37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8]);0;IF([.B38]=[.C38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9]);0;IF([.B39]=[.C39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0]);0;IF([.B40]=[.C40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1]);0;IF([.B41]=[.C41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2]);0;IF([.B42]=[.C42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3]);0;IF([.B43]=[.C43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4]);0;IF([.B44]=[.C44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5]);0;IF([.B45]=[.C45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6]);0;IF([.B46]=[.C46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7]);0;IF([.B47]=[.C47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8]);0;IF([.B48]=[.C48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9]);0;IF([.B49]=[.C49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50]);0;IF([.B50]=[.C50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51]);0;IF([.B51]=[.C51];1;0)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formula="of:=COUNTA([.B2:.B51])" office:value-type="float" office:value="26">
            <text:p>26</text:p>
          </table:table-cell>
          <table:table-cell/>
          <table:table-cell table:formula="of:=SUM([.D2:.D51])" office:value-type="float" office:value="24">
            <text:p>24</text:p>
          </table:table-cell>
          <table:table-cell table:formula="of:=[.D52]/[.B52]%" office:value-type="float" office:value="92.3076923076923">
            <text:p>92.3076923077</text:p>
          </table:table-cell>
        </table:table-row>
      </table:table>
      <table:table table:name="MathematicalOperation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Attempted</text:p>
          </table:table-cell>
          <table:table-cell office:value-type="string">
            <text:p>correct Answers</text:p>
          </table:table-cell>
          <table:table-cell office:value-type="string">
            <text:p>Score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ISBLANK([.B2]);0;IF([.B2]=[.C2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ISBLANK([.B3]);0;IF([.B3]=[.C3];1;0)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ISBLANK([.B4]);0;IF([.B4]=[.C4];1;0))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ISBLANK([.B5]);0;IF([.B5]=[.C5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ISBLANK([.B6]);0;IF([.B6]=[.C6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ISBLANK([.B8]);0;IF([.B8]=[.C8];1;0))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ISBLANK([.B9]);0;IF([.B9]=[.C9];1;0)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c</text:p>
          </table:table-cell>
          <table:table-cell table:formula="of:=IF(ISBLANK([.B10]);0;IF([.B10]=[.C10];1;0))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ISBLANK([.B11]);0;IF([.B11]=[.C11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ISBLANK([.B12]);0;IF([.B12]=[.C12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ISBLANK([.B13]);0;IF([.B13]=[.C13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a</text:p>
          </table:table-cell>
          <table:table-cell table:formula="of:=IF(ISBLANK([.B15]);0;IF([.B15]=[.C15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d</text:p>
          </table:table-cell>
          <table:table-cell table:formula="of:=IF(ISBLANK([.B16]);0;IF([.B16]=[.C16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ISBLANK([.B17]);0;IF([.B17]=[.C17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ISBLANK([.B18]);0;IF([.B18]=[.C18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a</text:p>
          </table:table-cell>
          <table:table-cell table:formula="of:=IF(ISBLANK([.B19]);0;IF([.B19]=[.C19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ISBLANK([.B20]);0;IF([.B20]=[.C20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d</text:p>
          </table:table-cell>
          <table:table-cell table:formula="of:=IF(ISBLANK([.B21]);0;IF([.B21]=[.C21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ISBLANK([.B22]);0;IF([.B22]=[.C22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b</text:p>
          </table:table-cell>
          <table:table-cell table:formula="of:=IF(ISBLANK([.B23]);0;IF([.B23]=[.C23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  <table:table-cell/>
        </table:table-row>
        <table:table-row table:style-name="ro1" table:visibility="filter">
          <table:table-cell/>
          <table:table-cell table:formula="of:=COUNTA([.B2:.B24])" office:value-type="float" office:value="23">
            <text:p>23</text:p>
          </table:table-cell>
          <table:table-cell/>
          <table:table-cell table:formula="of:=SUM([.D2:.D24])" office:value-type="float" office:value="20">
            <text:p>20</text:p>
          </table:table-cell>
          <table:table-cell/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  <table:database-range table:name="__Anonymous_Sheet_DB__4" table:target-range-address="5ABloodRelations.B1:5ABloodRelations.D26" table:display-filter-buttons="true"/>
        <table:database-range table:name="__Anonymous_Sheet_DB__5" table:target-range-address="MathematicalOperations.B1:MathematicalOperations.D25" table:display-filter-buttons="true">
          <table:filter>
            <table:filter-condition table:field-number="2" table:value="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/04/2020</text:date>, <text:time>18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20T18:03:58</dc:date>
    <dc:creator>Akshat Zala</dc:creator>
    <meta:editing-duration>PT14H54M35S</meta:editing-duration>
    <meta:editing-cycles>326</meta:editing-cycles>
    <meta:document-statistic meta:table-count="10" meta:cell-count="1004" meta:object-count="0"/>
  </office:meta>
</office:document-meta>
</file>